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e67" officeooo:paragraph-rsid="00094e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0:53:56.575535576</meta:creation-date>
    <dc:date>2020-01-24T10:54:11.858860976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5.1.6.2$Linux_X86_64 LibreOffice_project/10m0$Build-2</meta:generator>
  </office:meta>
</office:document-meta>
</file>